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5ab5" officeooo:paragraph-rsid="00035ab5"/>
    </style:style>
    <style:style style:name="T1" style:family="text">
      <style:text-properties officeooo:rsid="0003b928"/>
    </style:style>
    <style:style style:name="T2" style:family="text">
      <style:text-properties officeooo:rsid="00055da7"/>
    </style:style>
    <style:style style:name="T3" style:family="text">
      <style:text-properties officeooo:rsid="0006ad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name is <text:span text:style-name="T3">Peter</text:span> <text:span text:style-name="T2">and</text:span> <text:span text:style-name="T1">I like to help others. I like to provide clean and easy to understand websites and code your clients will love. <text:s/>As an author I know that content is king and design should help to spreed your massage. I focus on Functional Programming and <text:s/>Information Architecture. I’m huge fan <text:s/>of open source and Buddhist philosophy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20:51:43.406844594</meta:creation-date>
    <dc:date>2016-08-14T16:41:13.510747400</dc:date>
    <meta:editing-duration>PT3M39S</meta:editing-duration>
    <meta:editing-cycles>2</meta:editing-cycles>
    <meta:generator>LibreOffice/5.2.0.4$Linux_X86_64 LibreOffice_project/20m0$Build-4</meta:generator>
    <meta:document-statistic meta:table-count="0" meta:image-count="0" meta:object-count="0" meta:page-count="1" meta:paragraph-count="1" meta:word-count="60" meta:character-count="340" meta:non-whitespace-character-count="278"/>
  </office:meta>
</office:document-meta>
</file>